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text-properties fo:font-style="italic" style:text-underline-style="solid" style:text-underline-width="auto" style:text-underline-color="font-color"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center" style:justify-single-word="false"/>
      <style:text-properties style:font-name="Liberation Serif" fo:font-size="12pt" style:font-size-asian="12pt" style:font-size-complex="12pt"/>
    </style:style>
    <style:style style:name="P17" style:family="paragraph" style:parent-style-name="Standard">
      <style:paragraph-properties fo:text-align="justify" style:justify-single-word="false"/>
      <style:text-properties style:font-name="Liberation Serif" fo:font-size="12pt" style:font-size-asian="12pt" style:font-size-complex="12pt"/>
    </style:style>
    <style:style style:name="P18"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style="italic"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22"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center" style:justify-single-word="false"/>
      <style:text-properties fo:font-size="12pt" style:font-size-asian="12pt" style:font-size-complex="12pt"/>
    </style:style>
    <style:style style:name="P25" style:family="paragraph" style:parent-style-name="Standard">
      <style:paragraph-properties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28"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0"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31"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32"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33" style:family="paragraph" style:parent-style-name="Standard">
      <style:text-properties style:text-position="0% 100%"/>
    </style:style>
    <style:style style:name="P34"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35" style:family="paragraph" style:parent-style-name="Standard">
      <style:text-properties style:text-position="0% 100%" fo:font-size="10pt" style:font-size-asian="10pt" style:font-size-complex="10pt"/>
    </style:style>
    <style:style style:name="P3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text-properties fo:font-style="normal" style:font-style-asian="normal" style:font-style-complex="normal"/>
    </style:style>
    <style:style style:name="P3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9" style:family="paragraph" style:parent-style-name="Standard">
      <style:text-properties fo:font-size="10pt" style:font-size-asian="10pt" style:font-size-complex="10pt"/>
    </style:style>
    <style:style style:name="P40" style:family="paragraph" style:parent-style-name="Standard" style:master-page-name="Standard">
      <style:paragraph-properties style:page-number="auto"/>
    </style:style>
    <style:style style:name="P41" style:family="paragraph" style:parent-style-name="Standard">
      <style:paragraph-properties fo:text-align="justify" style:justify-single-word="false"/>
      <style:text-properties officeooo:rsid="0036aeee" officeooo:paragraph-rsid="00022c50"/>
    </style:style>
    <style:style style:name="P42" style:family="paragraph" style:parent-style-name="Standard">
      <style:text-properties fo:font-size="12pt" officeooo:rsid="006f1ff3" officeooo:paragraph-rsid="00022c50" style:font-size-asian="12pt" style:font-size-complex="12pt"/>
    </style:style>
    <style:style style:name="P43"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44"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45" style:family="paragraph" style:parent-style-name="Standard">
      <style:text-properties officeooo:rsid="006b23da" officeooo:paragraph-rsid="00022c50"/>
    </style:style>
    <style:style style:name="P46"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47"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48" style:family="paragraph" style:parent-style-name="Standard">
      <style:text-properties officeooo:paragraph-rsid="00022c50"/>
    </style:style>
    <style:style style:name="P49" style:family="paragraph" style:parent-style-name="Standard">
      <style:paragraph-properties fo:text-align="center" style:justify-single-word="false"/>
      <style:text-properties officeooo:paragraph-rsid="00022c50"/>
    </style:style>
    <style:style style:name="P50" style:family="paragraph" style:parent-style-name="Standard">
      <style:text-properties fo:font-style="normal" officeooo:paragraph-rsid="0003e00d" style:font-style-asian="normal" style:font-style-complex="normal"/>
    </style:style>
    <style:style style:name="P51" style:family="paragraph" style:parent-style-name="Standard">
      <style:text-properties officeooo:paragraph-rsid="0004622d"/>
    </style:style>
    <style:style style:name="P5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fo:font-style="italic" officeooo:rsid="0004622d" style:font-style-asian="italic" style:font-style-complex="italic"/>
    </style:style>
    <style:style style:name="T7" style:family="text">
      <style:text-properties style:text-position="sub 58%" style:font-name="Liberation Serif" fo:font-size="12pt" style:font-size-asian="12pt" style:font-size-complex="12pt"/>
    </style:style>
    <style:style style:name="T8" style:family="text">
      <style:text-properties style:text-position="sub 58%" style:font-name="Liberation Serif" fo:font-size="12pt" fo:font-style="italic" style:font-size-asian="12pt" style:font-style-asian="italic" style:font-size-complex="12pt" style:font-style-complex="italic"/>
    </style:style>
    <style:style style:name="T9"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10" style:family="text">
      <style:text-properties style:text-position="sub 58%" fo:font-size="12pt" fo:font-style="italic" style:font-size-asian="12pt" style:font-style-asian="italic" style:font-size-complex="12pt" style:font-style-complex="italic"/>
    </style:style>
    <style:style style:name="T11" style:family="text">
      <style:text-properties style:text-position="sub 58%" fo:font-size="12pt" fo:font-style="italic" officeooo:rsid="0071dd41" style:font-size-asian="12pt" style:font-style-asian="italic" style:font-size-complex="12pt" style:font-style-complex="italic"/>
    </style:style>
    <style:style style:name="T12" style:family="text">
      <style:text-properties style:text-position="sub 58%" fo:font-size="12pt" style:font-size-asian="12pt" style:font-size-complex="12pt"/>
    </style:style>
    <style:style style:name="T13" style:family="text">
      <style:text-properties style:text-position="sub 58%" officeooo:rsid="006f1ff3"/>
    </style:style>
    <style:style style:name="T14" style:family="text">
      <style:text-properties style:text-position="sub 58%" officeooo:rsid="006fb83a"/>
    </style:style>
    <style:style style:name="T15" style:family="text">
      <style:text-properties style:text-position="sub 58%" officeooo:rsid="0004622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bold" style:font-weight-asian="bold" style:font-weight-complex="bold"/>
    </style:style>
    <style:style style:name="T18"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9"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0"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21"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2"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3"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4"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25"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26"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7"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28"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fo:font-style="italic" style:font-size-asian="12pt" style:font-style-asian="italic" style:font-size-complex="12pt" style:font-style-complex="italic"/>
    </style:style>
    <style:style style:name="T31" style:family="text">
      <style:text-properties style:font-name="Liberation Serif" fo:font-size="12pt" fo:font-style="italic" officeooo:rsid="007edee3" style:font-size-asian="12pt" style:font-style-asian="italic" style:font-size-complex="12pt" style:font-style-complex="italic"/>
    </style:style>
    <style:style style:name="T32" style:family="text">
      <style:text-properties style:font-name="Liberation Serif" fo:font-size="12pt" fo:font-style="normal" style:font-size-asian="12pt" style:font-style-asian="normal" style:font-size-complex="12pt" style:font-style-complex="normal"/>
    </style:style>
    <style:style style:name="T33" style:family="text">
      <style:text-properties style:font-name="Liberation Serif" fo:font-size="12pt" fo:font-style="normal" officeooo:rsid="007edee3" style:font-size-asian="12pt" style:font-style-asian="normal" style:font-size-complex="12pt" style:font-style-complex="normal"/>
    </style:style>
    <style:style style:name="T34" style:family="text">
      <style:text-properties style:font-name="Liberation Serif" fo:font-size="12pt" fo:font-style="normal" officeooo:rsid="007ffff5" style:font-size-asian="12pt" style:font-style-asian="normal" style:font-size-complex="12pt" style:font-style-complex="normal"/>
    </style:style>
    <style:style style:name="T35"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36" style:family="text">
      <style:text-properties style:font-name="Liberation Serif" fo:font-size="12pt" style:font-name-asian="Times New Roman" style:font-size-asian="12pt" style:font-name-complex="Times New Roman" style:font-size-complex="12pt"/>
    </style:style>
    <style:style style:name="T37" style:family="text">
      <style:text-properties style:font-name="Liberation Serif" fo:font-size="12pt" style:font-name-asian="Liberation Serif1" style:font-size-asian="12pt" style:font-name-complex="Liberation Serif1" style:font-size-complex="12pt"/>
    </style:style>
    <style:style style:name="T38" style:family="text">
      <style:text-properties fo:font-size="12pt" officeooo:rsid="0071dd41" style:font-size-asian="12pt" style:font-size-complex="12pt"/>
    </style:style>
    <style:style style:name="T39" style:family="text">
      <style:text-properties fo:font-size="12pt" officeooo:rsid="007d8719" style:font-size-asian="12pt" style:font-size-complex="12pt"/>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officeooo:rsid="0071dd41" style:font-size-asian="12pt" style:font-style-asian="italic" style:font-size-complex="12pt" style:font-style-complex="italic"/>
    </style:style>
    <style:style style:name="T42" style:family="text">
      <style:text-properties fo:font-size="12pt" fo:font-style="italic" officeooo:rsid="007d8719" style:font-size-asian="12pt" style:font-style-asian="italic" style:font-size-complex="12pt" style:font-style-complex="italic"/>
    </style:style>
    <style:style style:name="T43"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44" style:family="text">
      <style:text-properties fo:font-size="12pt" fo:font-style="normal" officeooo:rsid="0071dd41" style:font-size-asian="12pt" style:font-style-asian="normal" style:font-size-complex="12pt" style:font-style-complex="normal"/>
    </style:style>
    <style:style style:name="T45" style:family="text">
      <style:text-properties fo:font-size="12pt" fo:font-style="normal" officeooo:rsid="007d8719" style:font-size-asian="12pt" style:font-style-asian="normal" style:font-size-complex="12pt" style:font-style-complex="normal"/>
    </style:style>
    <style:style style:name="T46" style:family="text">
      <style:text-properties fo:font-weight="normal" style:font-weight-asian="normal" style:font-weight-complex="normal"/>
    </style:style>
    <style:style style:name="T47" style:family="text">
      <style:text-properties fo:font-style="normal" style:font-style-asian="normal" style:font-style-complex="normal"/>
    </style:style>
    <style:style style:name="T48" style:family="text">
      <style:text-properties style:text-position="super 58%"/>
    </style:style>
    <style:style style:name="T49" style:family="text">
      <style:text-properties style:text-position="super 58%" style:font-name="Liberation Serif" fo:font-size="12pt" fo:font-style="italic" style:font-size-asian="12pt" style:font-style-asian="italic" style:font-size-complex="12pt" style:font-style-complex="italic"/>
    </style:style>
    <style:style style:name="T50" style:family="text">
      <style:text-properties style:text-position="super 58%" officeooo:rsid="006f1ff3"/>
    </style:style>
    <style:style style:name="T51" style:family="text">
      <style:text-properties style:text-position="super 58%" fo:font-size="12pt" officeooo:rsid="007d8719" style:font-size-asian="12pt" style:font-size-complex="12pt"/>
    </style:style>
    <style:style style:name="T52" style:family="text">
      <style:text-properties style:text-position="0% 100%"/>
    </style:style>
    <style:style style:name="T53" style:family="text">
      <style:text-properties style:text-position="0% 100%" style:font-name="Liberation Serif1" style:font-name-asian="Liberation Serif1" style:font-name-complex="Liberation Serif1"/>
    </style:style>
    <style:style style:name="T54" style:family="text">
      <style:text-properties style:text-position="0% 100%" style:font-name="Liberation Serif1" officeooo:rsid="004e61a6" style:font-name-asian="Liberation Serif1" style:font-name-complex="Liberation Serif1"/>
    </style:style>
    <style:style style:name="T55" style:family="text">
      <style:text-properties style:text-position="0% 100%" style:font-name="OpenSymbol" fo:font-size="12pt" style:font-name-asian="OpenSymbol" style:font-size-asian="12pt" style:font-name-complex="OpenSymbol" style:font-size-complex="12pt"/>
    </style:style>
    <style:style style:name="T56"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57" style:family="text">
      <style:text-properties style:text-position="0% 100%" style:font-name="OpenSymbol" fo:font-style="italic" style:font-name-asian="OpenSymbol" style:font-style-asian="italic" style:font-name-complex="OpenSymbol" style:font-style-complex="italic"/>
    </style:style>
    <style:style style:name="T58" style:family="text">
      <style:text-properties style:text-position="0% 100%" style:font-name="OpenSymbol" style:font-name-asian="OpenSymbol" style:font-name-complex="OpenSymbol"/>
    </style:style>
    <style:style style:name="T59" style:family="text">
      <style:text-properties style:text-position="0% 100%" style:font-name="OpenSymbol" fo:font-weight="normal" style:font-name-asian="OpenSymbol" style:font-weight-asian="normal" style:font-name-complex="OpenSymbol" style:font-weight-complex="normal"/>
    </style:style>
    <style:style style:name="T60" style:family="text">
      <style:text-properties style:text-position="0% 100%" style:font-name="OpenSymbol" fo:font-weight="normal" officeooo:rsid="004e61a6" style:font-name-asian="OpenSymbol" style:font-weight-asian="normal" style:font-name-complex="OpenSymbol" style:font-weight-complex="normal"/>
    </style:style>
    <style:style style:name="T61" style:family="text">
      <style:text-properties style:text-position="0% 100%" fo:font-size="12pt" style:font-size-asian="12pt" style:font-size-complex="12pt"/>
    </style:style>
    <style:style style:name="T62" style:family="text">
      <style:text-properties style:text-position="0% 100%" officeooo:rsid="006fb83a"/>
    </style:style>
    <style:style style:name="T63" style:family="text">
      <style:text-properties style:font-name="Liberation Serif1" style:font-name-asian="Liberation Serif1" style:font-name-complex="Liberation Serif1"/>
    </style:style>
    <style:style style:name="T64" style:family="text">
      <style:text-properties style:font-name="Liberation Serif1" officeooo:rsid="004e61a6" style:font-name-asian="Liberation Serif1" style:font-name-complex="Liberation Serif1"/>
    </style:style>
    <style:style style:name="T65" style:family="text">
      <style:text-properties style:font-name="Liberation Serif1" fo:font-size="12pt" style:font-name-asian="Liberation Serif1" style:font-size-asian="12pt" style:font-name-complex="Liberation Serif1" style:font-size-complex="12pt"/>
    </style:style>
    <style:style style:name="T66" style:family="text">
      <style:text-properties style:font-name="OpenSymbol" style:font-name-asian="OpenSymbol" style:font-name-complex="OpenSymbol"/>
    </style:style>
    <style:style style:name="T67" style:family="text">
      <style:text-properties style:font-name="OpenSymbol" officeooo:rsid="004e61a6" style:font-name-asian="OpenSymbol" style:font-name-complex="OpenSymbol"/>
    </style:style>
    <style:style style:name="T68"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69" style:family="text">
      <style:text-properties style:font-name="OpenSymbol" fo:font-size="12pt" style:font-name-asian="OpenSymbol" style:font-size-asian="12pt" style:font-name-complex="OpenSymbol" style:font-size-complex="12pt"/>
    </style:style>
    <style:style style:name="T70"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71"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72" style:family="text">
      <style:text-properties style:font-name="OpenSymbol" fo:font-size="12pt" style:font-name-asian="Times New Roman" style:font-size-asian="12pt" style:font-name-complex="Times New Roman" style:font-size-complex="12pt"/>
    </style:style>
    <style:style style:name="T73" style:family="text">
      <style:text-properties style:font-name="OpenSymbol" style:font-name-asian="Times New Roman" style:font-name-complex="Times New Roman"/>
    </style:style>
    <style:style style:name="T74" style:family="text">
      <style:text-properties style:font-name="OpenSymbol" officeooo:rsid="006c7323" style:font-name-asian="Times New Roman" style:font-name-complex="Times New Roman"/>
    </style:style>
    <style:style style:name="T75" style:family="text">
      <style:text-properties style:font-name="OpenSymbol" fo:font-style="italic" style:font-name-asian="OpenSymbol" style:font-style-asian="italic" style:font-name-complex="OpenSymbol" style:font-style-complex="italic"/>
    </style:style>
    <style:style style:name="T76" style:family="text">
      <style:text-properties style:font-name="Times New Roman" fo:font-style="normal" style:font-name-asian="Times New Roman" style:font-style-asian="normal" style:font-name-complex="Times New Roman" style:font-style-complex="normal"/>
    </style:style>
    <style:style style:name="T77" style:family="text">
      <style:text-properties style:text-position="33% 58%"/>
    </style:style>
    <style:style style:name="T78" style:family="text">
      <style:text-properties style:text-position="33% 58%" style:font-name="OpenSymbol" style:font-name-asian="Times New Roman" style:font-name-complex="Times New Roman"/>
    </style:style>
    <style:style style:name="T79" style:family="text">
      <style:text-properties style:text-position="33% 58%" style:font-name="OpenSymbol" officeooo:rsid="006c7323" style:font-name-asian="Times New Roman" style:font-name-complex="Times New Roman"/>
    </style:style>
    <style:style style:name="T80" style:family="text">
      <style:text-properties style:text-position="33% 58%" officeooo:rsid="006f1ff3"/>
    </style:style>
    <style:style style:name="T81" style:family="text">
      <style:text-properties officeooo:rsid="006f1ff3"/>
    </style:style>
    <style:style style:name="T82" style:family="text">
      <style:text-properties officeooo:rsid="0067dbc0"/>
    </style:style>
    <style:style style:name="T83" style:family="text">
      <style:text-properties officeooo:rsid="006fb83a"/>
    </style:style>
    <style:style style:name="T84" style:family="text">
      <style:text-properties officeooo:rsid="0003e00d"/>
    </style:style>
    <style:style style:name="T85" style:family="text">
      <style:text-properties officeooo:rsid="0004622d"/>
    </style:style>
    <style:style style:name="T86" style:family="text">
      <style:text-properties style:text-position="-33% 58%"/>
    </style:style>
    <style:style style:name="T87" style:family="text">
      <style:text-properties style:text-position="0% 100%" fo:font-weight="normal" style:font-weight-asian="normal" style:font-weight-complex="normal"/>
    </style:style>
    <style:style style:name="T88"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9">Computer Science 433 -Artificial Intelligence</text:p>
      <text:p text:style-name="P9">Dr. Robert Kremer</text:p>
      <text:p text:style-name="P9">Assignment 1: Set Based Search and Or Tree Based Search</text:p>
      <text:p text:style-name="P9"/>
      <text:p text:style-name="P9">Group 8</text:p>
      <text:p text:style-name="P9">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TODO LIST: </text:p>
      <text:p text:style-name="P5">- Finalize SBS:</text:p>
      <text:p text:style-name="P13"><text:span text:style-name="T16"><text:tab/>- Search Process </text:span><text:span text:style-name="T16">(Taken – Alex) </text:span></text:p>
      <text:p text:style-name="P5"><text:tab/>- Search Instance</text:p>
      <text:p text:style-name="P5"><text:tab/>- Example</text:p>
      <text:p text:style-name="P5"><text:tab/>- Implementation Ideas</text:p>
      <text:p text:style-name="P5"/>
      <text:p text:style-name="P5">- Finalize Otree:</text:p>
      <text:p text:style-name="P5"><text:tab/>- Intro</text:p>
      <text:p text:style-name="P5"><text:tab/>- Search Model</text:p>
      <text:p text:style-name="P5"><text:tab/>- Search Process</text:p>
      <text:p text:style-name="P5"><text:tab/>- Search Instance</text:p>
      <text:p text:style-name="P5"><text:tab/>- Example</text:p>
      <text:p text:style-name="P5"><text:tab/>- Implementation Ideas</text:p>
      <text:p text:style-name="P5"/>
      <text:p text:style-name="P5">- References:</text:p>
      <text:p text:style-name="P5"><text:tab/>- Kremer's Notes</text:p>
      <text:p text:style-name="P5"><text:tab/>- Andrew's Notes</text:p>
      <text:p text:style-name="P5"><text:tab/>- Sisyphus I Problem</text:p>
      <text:p text:style-name="P5"><text:tab/>- Any tips and trick pages you guys find</text:p>
      <text:p text:style-name="P13"><text:span text:style-name="T16"><text:tab/></text:span><text:span text:style-name="T16">- Fix up references throughout the paper</text:span></text:p>
      <text:p text:style-name="P5"/>
      <text:p text:style-name="P5">- General:</text:p>
      <text:p text:style-name="P13"><text:span text:style-name="T16"><text:tab/>- </text:span><text:span text:style-name="T16">Group </text:span><text:span text:style-name="T16">Edit until Monday 11:00PM. After this point, Alex will <text:tab/>take over, format, edit and finish up </text:span></text:p>
      <text:p text:style-name="P5">*************************************************************/</text:p>
      <text:p text:style-name="P5"/>
      <text:p text:style-name="P14"><text:span text:style-name="T17">Set Based Searc</text:span><text:span text:style-name="T17">h</text:span></text:p>
      <text:p text:style-name="P3"/>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text:soft-page-break/>below. </text:p>
      <text:p text:style-name="P2"/>
      <text:p text:style-name="P3"><text:span text:style-name="T16">Search Mode</text:span><text:span text:style-name="T16">l</text:span></text:p>
      <text:p text:style-name="Standard"/>
      <text:p text:style-name="P17">For our purposes, we define our search model as pe<text:span text:style-name="T46">r </text:span><text:span text:style-name="T18">Jörg Denzinger's definition (Kremer, 2013). </text:span></text:p>
      <text:p text:style-name="P29"/>
      <text:p text:style-name="P16"><text:span text:style-name="T19">A</text:span><text:span text:style-name="T20">SET</text:span><text:span text:style-name="T19"> = (S</text:span><text:span text:style-name="T20">SET</text:span><text:span text:style-name="T19">, T</text:span><text:span text:style-name="T20">SET</text:span><text:span text:style-name="T19">)</text:span></text:p>
      <text:p text:style-name="P29"/>
      <text:p text:style-name="P17"><text:span text:style-name="T18">Where </text:span><text:span text:style-name="T19">A</text:span><text:span text:style-name="T20">SET</text:span><text:span text:style-name="T18"> is the search model, </text:span><text:span text:style-name="T19">S</text:span><text:span text:style-name="T20">SET</text:span><text:span text:style-name="T18"> is the search state, and </text:span><text:span text:style-name="T19">T</text:span><text:span text:style-name="T20">SET</text:span><text:span text:style-name="T18"> is the set of transition rules, </text:span><text:span text:style-name="T18">which is a relation on </text:span><text:span text:style-name="T19">T</text:span><text:span text:style-name="T20">SET</text:span><text:span text:style-name="T25">:</text:span></text:p>
      <text:p text:style-name="P31"/>
      <text:p text:style-name="P21"><text:span text:style-name="T26">T</text:span><text:span text:style-name="T21">SET</text:span><text:span text:style-name="T26"> : S</text:span><text:span text:style-name="T21">SET</text:span><text:span text:style-name="T26"> </text:span><text:span text:style-name="T27">× </text:span><text:span text:style-name="T27">S</text:span><text:span text:style-name="T22">SET</text:span></text:p>
      <text:p text:style-name="P28"/>
      <text:p text:style-name="P30">Search States</text:p>
      <text:p text:style-name="P28"/>
      <text:p text:style-name="P18"><text:span text:style-name="T23">We define the </text:span><text:span text:style-name="T19">S</text:span><text:span text:style-name="T20">SET</text:span><text:span text:style-name="T23"> to be the </text:span><text:span text:style-name="T23">set of all possible fact </text:span><text:span text:style-name="T23">sets</text:span><text:span text:style-name="T23">. </text:span><text:span text:style-name="T23">In the case of the </text:span><text:span text:style-name="T19">Sisyphus I</text:span><text:span text:style-name="T23"> problem (Kremer, 2013 [Accurate?]), we define a fact to be a </text:span><text:span text:style-name="T19">viable</text:span><text:span text:style-name="T23"> room assigning. Similarly, we say a room assigning is </text:span><text:span text:style-name="T19">viable</text:span><text:span text:style-name="T23"> if </text:span><text:span text:style-name="T23">and only i</text:span><text:span text:style-name="T23">f it violates no hard constraints. </text:span></text:p>
      <text:p text:style-name="P17"/>
      <text:p text:style-name="P3"><text:span text:style-name="T30">S</text:span><text:span text:style-name="T8">SET</text:span><text:span text:style-name="T30"> = 2</text:span><text:span text:style-name="T49">F</text:span></text:p>
      <text:p text:style-name="P34"/>
      <text:p text:style-name="P18"><text:span text:style-name="T23">As such, </text:span><text:span text:style-name="T19">S</text:span><text:span text:style-name="T20">SET</text:span><text:span text:style-name="T23"> is the set of all possible </text:span><text:span text:style-name="T23">sets of </text:span><text:span text:style-name="T23">room assignings, </text:span><text:span text:style-name="T23">which directly translates into </text:span><text:span text:style-name="T19">S</text:span><text:span text:style-name="T23"> being the power set of all room assignings. </text:span></text:p>
      <text:p text:style-name="P28"/>
      <text:p text:style-name="P19"><text:span text:style-name="T24">Transition </text:span><text:span text:style-name="T24">(Extension)</text:span><text:span text:style-name="T24"> Rules</text:span></text:p>
      <text:p text:style-name="P28"><text:s/></text:p>
      <text:p text:style-name="P2"><text:span text:style-name="T29">Our transition rules define the set of legal changes between search states. </text:span><text:span text:style-name="T29">We chose to implement a specific version of Set Based Search known as a </text:span><text:span text:style-name="T30">genetic algorithm</text:span><text:span text:style-name="T29">. Genetic algorithms have two defining transition rules: </text:span><text:span text:style-name="T30">mutation</text:span><text:span text:style-name="T29"> and </text:span><text:span text:style-name="T30">combination</text:span><text:span text:style-name="T29">. Mutation involves changing one individual within the population. </text:span><text:span text:style-name="T29">Combination involves taking two facts and combining their information in some way such </text:span><text:span text:style-name="T29">that one or more offspring are produced. Using these, if we use </text:span><text:span text:style-name="T30">mutation</text:span><text:span text:style-name="T32"> or </text:span><text:span text:style-name="T30">combination</text:span><text:span text:style-name="T32"> to get there. </text:span></text:p>
      <text:p text:style-name="P20"/>
      <text:p text:style-name="P9"><text:span text:style-name="T29">T</text:span><text:span text:style-name="T7">SET</text:span><text:span text:style-name="T29"> = </text:span><text:span text:style-name="T29">{(s, s') | </text:span><text:span text:style-name="T68">∃</text:span><text:span text:style-name="T29"> </text:span><text:span text:style-name="T29">A → B </text:span><text:span text:style-name="T55">∈</text:span><text:span text:style-name="T29"> Ext </text:span><text:span text:style-name="T65">●</text:span><text:span text:style-name="T29"> (A </text:span><text:span text:style-name="T69">⊆</text:span><text:span text:style-name="T36"> </text:span><text:span text:style-name="T29">s) </text:span><text:span text:style-name="T69">∧</text:span><text:span text:style-name="T29"> (s' = (s-A) </text:span><text:span text:style-name="T69">∪</text:span><text:span text:style-name="T29"> B)}</text:span></text:p>
      <text:p text:style-name="P20"/>
      <text:p text:style-name="P9"><text:span text:style-name="T29">Ext = {A → B | A, B </text:span><text:span text:style-name="T55">∈</text:span><text:span text:style-name="T29"> F}</text:span></text:p>
      <text:p text:style-name="P15"/>
      <text:p text:style-name="P2"><text:span text:style-name="T29">Given the </text:span><text:span text:style-name="T30">Sisyphus I</text:span><text:span text:style-name="T29"> room assignment problem, we define mutation as the moving of one <text:s text:c="2"/>person from one office to another. We define this formally </text:span><text:span text:style-name="T29">below</text:span><text:span text:style-name="T29">. </text:span></text:p>
      <text:p text:style-name="P17"/>
      <text:p text:style-name="P9"><text:soft-page-break/><text:span text:style-name="T29">inRoom : (Person, F) </text:span><text:span text:style-name="T28">× </text:span><text:span text:style-name="T28">Room</text:span></text:p>
      <text:p text:style-name="P32">inRoom(p, A) = r ↔ p is assigned to room r in fact A</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1"/>
            <text:p text:style-name="P21">Mut</text:p>
          </table:table-cell>
          <table:table-cell table:style-name="Table1.A1" office:value-type="string">
            <text:p text:style-name="P22"><text:s/></text:p>
            <text:p text:style-name="P22">=</text:p>
          </table:table-cell>
          <table:table-cell table:style-name="Table1.A1" office:value-type="string">
            <text:p text:style-name="P10"><text:span text:style-name="T29">{A → B | </text:span><text:span text:style-name="T68">∃</text:span><text:span text:style-name="T29"> p,</text:span><text:span text:style-name="T29">q</text:span><text:span text:style-name="T29"> </text:span><text:span text:style-name="T55">∈</text:span><text:span text:style-name="T29"> A st. p,</text:span><text:span text:style-name="T29">q</text:span><text:span text:style-name="T29"> </text:span><text:span text:style-name="T55">∈</text:span><text:span text:style-name="T29"> B </text:span><text:span text:style-name="T69">∧ </text:span><text:span text:style-name="T29">inRoom(</text:span><text:span text:style-name="T29">p, A) =inRoom(q, B) </text:span><text:span text:style-name="T69">∧</text:span><text:span text:style-name="T29"> inRoom(q, A) = inRoom(p,B)</text:span><text:span text:style-name="T29"> <text:s/></text:span><text:span text:style-name="T65">●</text:span><text:span text:style-name="T29"> p </text:span><text:span text:style-name="T69">≠</text:span><text:span text:style-name="T29"> </text:span><text:span text:style-name="T72">φ</text:span><text:span text:style-name="T36"> </text:span><text:span text:style-name="T65">●</text:span></text:p>
            <text:p text:style-name="P10"><text:span text:style-name="T69">∀ </text:span><text:span text:style-name="T29">r </text:span><text:span text:style-name="T55">∈ </text:span><text:span text:style-name="T29">A, r </text:span><text:span text:style-name="T55">∈ </text:span><text:span text:style-name="T29">B, q </text:span><text:span text:style-name="T69">≠</text:span><text:span text:style-name="T29"> p, q, inRoom(r, A) = inRoom(r, B)</text:span><text:span text:style-name="T37">}</text:span><text:span text:style-name="T37"> </text:span></text:p>
          </table:table-cell>
        </table:table-row>
      </table:table>
      <text:p text:style-name="P17"/>
      <text:p text:style-name="P2"><text:span text:style-name="T30">Mutation</text:span><text:span text:style-name="T29"> is, then, a change of state such that we swap the room assignment of some person in </text:span><text:span text:style-name="T29">fact</text:span><text:span text:style-name="T29"> A with another possibly-null person's assignment within B. All other persons remain unchanged, and both states must be viable. Note that </text:span><text:span text:style-name="T70">φ</text:span><text:span text:style-name="T29"> represents the null person, a placeholder person for a vacancy within the room. </text:span><text:span text:style-name="T29">Also note that inRoom is a relation and not a function because of </text:span><text:span text:style-name="T70">φ </text:span><text:span text:style-name="T35">being in every room. So as long as one value of inRoom(q, A) and inRoom(q, B) makes the above statements true, it is considered to be true.</text:span></text:p>
      <text:p text:style-name="P15"/>
      <text:p text:style-name="P2"><text:span text:style-name="T29">Upon consideration and correspondence with Dr. Robert Kremer (2013), we have decided not to implement combination within our algorithm. </text:span><text:span text:style-name="T29">Given the time limitation of our SBS, and the relative complexity of determining a viable solution by combination, its inclusion could actually be a detriment within our algorithm. </text:span></text:p>
      <text:p text:style-name="Standard"/>
      <text:p text:style-name="P3"><text:span text:style-name="T16">Search </text:span><text:span text:style-name="T16">Process</text:span><text:span text:style-name="T16"> </text:span><text:span text:style-name="T17"><text:tab/></text:span></text:p>
      <text:p text:style-name="P12"/>
      <text:p text:style-name="P36">Our search process defines how our search behaves from decision to decision. Formally this is written as below: </text:p>
      <text:p text:style-name="P12"/>
      <text:p text:style-name="P3"><text:span text:style-name="T1">P</text:span><text:span text:style-name="T5">SET</text:span><text:span text:style-name="T5"> </text:span><text:span text:style-name="T1">= (A</text:span><text:span text:style-name="T5">SET</text:span><text:span text:style-name="T1">, Env</text:span><text:span text:style-name="T5">SET</text:span><text:span text:style-name="T1">, K</text:span><text:span text:style-name="T5">SET</text:span><text:span text:style-name="T1">)</text:span></text:p>
      <text:p text:style-name="Standard"/>
      <text:p text:style-name="P2">Where <text:span text:style-name="T1">P</text:span><text:span text:style-name="T5">SET</text:span> is the search <text:span text:style-name="T1">process</text:span><text:span text:style-name="T47">,</text:span> <text:span text:style-name="T1">A</text:span><text:span text:style-name="T5">SET</text:span> is our <text:span text:style-name="T1">model</text:span>, <text:span text:style-name="T1">Env</text:span><text:span text:style-name="T5">SET</text:span><text:span text:style-name="T1"> </text:span>represents the search environment, and <text:span text:style-name="T1">K</text:span><text:span text:style-name="T5">SET</text:span> represents the <text:span text:style-name="T1">control</text:span> function. As we have defined our model in a previous section, we must now formally define our search <text:span text:style-name="T1">environment </text:span><text:span text:style-name="T47">and </text:span><text:span text:style-name="T1">control</text:span><text:span text:style-name="T47">. </text:span></text:p>
      <text:p text:style-name="P37"/>
      <text:p text:style-name="P38">Environment</text:p>
      <text:p text:style-name="P37"/>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5">SET</text:span>, to be the set of all rooms and their occupants within our problem universe. We say this because it is possible that we may have a floor added to our problem, or more rooms may become available elsewhere. As <text:soft-page-break/>well, they may already have unrelated occupants whom our team members must share an office with and we need to evaluate this possibility. Thus, this is the logical choice for <text:span text:style-name="T1">Env</text:span><text:span text:style-name="T5">SET</text:span>. </text:p>
      <text:p text:style-name="Standard"/>
      <text:p text:style-name="P7">Control Function</text:p>
      <text:p text:style-name="Standard"/>
      <text:p text:style-name="P25">Genetic algorithms have a unique emphasis on arbitrary decision making in order to produce the best results. Formally, we define a control function as follows: </text:p>
      <text:p text:style-name="P23"/>
      <text:p text:style-name="P26">K<text:span text:style-name="T4">SET</text:span>(s, e) = (s-A) <text:span text:style-name="T66">∪</text:span> B</text:p>
      <text:p text:style-name="P23"/>
      <text:p text:style-name="P25">Where <text:span text:style-name="T1">s </text:span>is a particular search state and <text:span text:style-name="T1">e</text:span> is a particular search environment. We also have the following conditions. </text:p>
      <text:p text:style-name="P25"/>
      <text:p text:style-name="P25">A and B must be facts such that moving from A to B is a valid extension rule. Writen formally as: </text:p>
      <text:p text:style-name="P24"><text:span text:style-name="T1">A, B </text:span><text:span text:style-name="T57">∈</text:span><text:span text:style-name="T1"> <text:s/>F st. A → B </text:span><text:span text:style-name="T57">∈</text:span><text:span text:style-name="T1"> Ext</text:span></text:p>
      <text:p text:style-name="P23"/>
      <text:p text:style-name="P23">A must be a set of facts within the search state. Written formally as: </text:p>
      <text:p text:style-name="P23"/>
      <text:p text:style-name="P24">A <text:span text:style-name="T75">⊆</text:span> s</text:p>
      <text:p text:style-name="P23"/>
      <text:p text:style-name="P25">The transition <text:span text:style-name="T1">A → B</text:span> is the most valuable of all other available transitions. We can write this formally as follows, using <text:span text:style-name="T1">f</text:span><text:span text:style-name="T5">WERT</text:span> to define a 'worth' function and <text:span text:style-name="T1">f</text:span><text:span text:style-name="T5">SELECT</text:span> to define a selection function: </text:p>
      <text:p text:style-name="P23"/>
      <text:p text:style-name="P27"><text:span text:style-name="T66">∀</text:span> <text:s/>A' → B' <text:span text:style-name="T58">∈ </text:span>Ext | A' <text:span text:style-name="T66">⊆</text:span> s <text:span text:style-name="T63">●</text:span> f<text:span text:style-name="T4">WERT</text:span>(A,B,e) <text:span text:style-name="T66">≤</text:span> <text:s/>f<text:span text:style-name="T4">WERT</text:span>(A',B',e)</text:p>
      <text:p text:style-name="P23"/>
      <text:p text:style-name="P27">A → B = f<text:span text:style-name="T4">SELECT</text:span>({A' → B' | <text:span text:style-name="T66">∀ </text:span>A'' → B'' <text:span text:style-name="T58">∈ </text:span>Ext | A'' <text:span text:style-name="T66">⊆</text:span> s <text:span text:style-name="T63">●</text:span> </text:p>
      <text:p text:style-name="P27"><text:tab/> <text:s text:c="6"/>f<text:span text:style-name="T4">WERT</text:span>(A',B',e) <text:span text:style-name="T66">≤</text:span> f<text:span text:style-name="T4">WERT</text:span>(A'', B'', e)}, e)</text:p>
      <text:p text:style-name="P23"/>
      <text:p text:style-name="P25">Clearly, then, the power of our search control lies within our search <text:span text:style-name="T1">f</text:span><text:span text:style-name="T5">WERT</text:span> and <text:span text:style-name="T1">f</text:span><text:span text:style-name="T5">SELECT</text:span>. <text:s/>We must define and tailor them for our <text:span text:style-name="T1">Sisyphus I </text:span>problem. We define <text:span text:style-name="T1">f</text:span><text:span text:style-name="T5">WERT</text:span> and <text:span text:style-name="T1">f</text:span><text:span text:style-name="T5">SELECT</text:span> using Denzinger's definitions (Kremer, 2013) below.</text:p>
      <text:p text:style-name="P25"/>
      <text:p text:style-name="P25">Worth, defined by<text:span text:style-name="T1"> f</text:span><text:span text:style-name="T5">WERT</text:span>, takes the inputs of the start and end search states as well as the current environment to produce a heuristic value. While this can be any number, we are given integer values for our <text:span text:style-name="T1">Sisyphus I</text:span><text:span text:style-name="T47"> problem. Therefore, rather than working with </text:span><text:span text:style-name="T47">any real number,</text:span><text:span text:style-name="T75">ℜ,</text:span><text:span text:style-name="T76"> </text:span><text:span text:style-name="T47">we would work with </text:span><text:span text:style-name="T47">integers,</text:span><text:span text:style-name="T47"> </text:span><text:span text:style-name="T1">I </text:span><text:span text:style-name="T75">⊆</text:span><text:span text:style-name="T1"> </text:span><text:span text:style-name="T75">ℜ</text:span><text:span text:style-name="T47">. </text:span><text:span text:style-name="T47">However, the </text:span><text:span text:style-name="T47">interface</text:span><text:span text:style-name="T47"> definition still stands formally as follows: </text:span></text:p>
      <text:p text:style-name="P23"/>
      <text:p text:style-name="P27"><text:soft-page-break/>f<text:span text:style-name="T4">WERT</text:span>: 2<text:span text:style-name="T48">F</text:span> <text:span text:style-name="T73">×</text:span> 2<text:span text:style-name="T48">F</text:span> <text:span text:style-name="T73">×</text:span> Env → <text:s/><text:span text:style-name="T66">ℜ</text:span></text:p>
      <text:p text:style-name="P23"/>
      <text:p text:style-name="P25">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25"/>
      <text:p text:style-name="P26">f<text:span text:style-name="T4">WERT</text:span>(A, B, e) = -<text:span text:style-name="T66"></text:span> <text:span text:style-name="T17">if</text:span> <text:span text:style-name="T73">¬</text:span>isViable(B, e) <text:span text:style-name="T17">else</text:span> <text:span text:style-name="T73">Σ</text:span> heuristicValue(B, e), A → B <text:span text:style-name="T58">∈</text:span> Env</text:p>
      <text:p text:style-name="P23"/>
      <text:p text:style-name="P23">If there is a tie between two transitions, we use <text:span text:style-name="T1">f</text:span><text:span text:style-name="T5">SELECT</text:span> in order to determine which transition to follow. In a genetic algorithm, we want such choices to be as various as possible. Therefore, our <text:span text:style-name="T1">f</text:span><text:span text:style-name="T5">SELECT</text:span> will simply choose randomly in the case of a tie.</text:p>
      <text:p text:style-name="P23"/>
      <text:p text:style-name="P23">The interface for <text:span text:style-name="T1">f</text:span><text:span text:style-name="T5">SELECT</text:span>, as defined by Denzinger (Kremer, 2013) is defined formally as follows:</text:p>
      <text:p text:style-name="P23"/>
      <text:p text:style-name="P27">f<text:span text:style-name="T4">SELECT</text:span> : 2<text:span text:style-name="T77">2F </text:span><text:span text:style-name="T78">×</text:span><text:span text:style-name="T77"> 2F</text:span> <text:span text:style-name="T73">×</text:span> Env → 2<text:span text:style-name="T48">F</text:span> <text:span text:style-name="T73">×</text:span> 2<text:span text:style-name="T48">F</text:span></text:p>
      <text:p text:style-name="P23"/>
      <text:p text:style-name="P27">f<text:span text:style-name="T4">SELECT</text:span>(C, e) = A → B | C <text:span text:style-name="T66">⊆</text:span> T<text:span text:style-name="T4">SET</text:span><text:span text:style-name="T52"> </text:span><text:span text:style-name="T53">● </text:span>A → B <text:span text:style-name="T59">∈</text:span> C <text:span text:style-name="T63">● </text:span>A → B = randomChoice(C) </text:p>
      <text:p text:style-name="Standard"/>
      <text:p text:style-name="P42"/>
      <text:p text:style-name="P43"><text:span text:style-name="T81">f</text:span><text:span text:style-name="T13">SELECT</text:span><text:span text:style-name="T81"> : 2</text:span><text:span text:style-name="T80">2F </text:span><text:span text:style-name="T79">×</text:span><text:span text:style-name="T80"> 2F</text:span><text:span text:style-name="T81"> </text:span><text:span text:style-name="T74">×</text:span><text:span text:style-name="T81"> Env → 2</text:span><text:span text:style-name="T50">F</text:span><text:span text:style-name="T81"> </text:span><text:span text:style-name="T74">×</text:span><text:span text:style-name="T81"> 2</text:span><text:span text:style-name="T50">F</text:span></text:p>
      <text:p text:style-name="P42"/>
      <text:p text:style-name="P43"><text:span text:style-name="T81">f</text:span><text:span text:style-name="T13">SELECT</text:span><text:span text:style-name="T81">(C, e) = A → B | C </text:span><text:span text:style-name="T67">⊆</text:span><text:span text:style-name="T82"> </text:span><text:span text:style-name="T83">T</text:span><text:span text:style-name="T14">SET</text:span><text:span text:style-name="T62"> </text:span><text:span text:style-name="T54">● </text:span><text:span text:style-name="T81">A → B </text:span><text:span text:style-name="T60">∈</text:span><text:span text:style-name="T81"> C </text:span><text:span text:style-name="T64">● </text:span><text:span text:style-name="T83">A → B = randomChoice(C)</text:span><text:span text:style-name="T81"> </text:span></text:p>
      <text:p text:style-name="P45"/>
      <text:p text:style-name="P41"><text:span text:style-name="T38">Using these tools, we define our </text:span><text:span text:style-name="T41">K</text:span><text:span text:style-name="T11">SET</text:span><text:span text:style-name="T38"> as follows. Let </text:span><text:span text:style-name="T41">A, B </text:span><text:span text:style-name="T56">∈</text:span><text:span text:style-name="T41"> S</text:span><text:span text:style-name="T11">SET</text:span><text:span text:style-name="T38"> such that B is formed through</text:span><text:span text:style-name="T41"> halfKill(A </text:span><text:span text:style-name="T71">∪</text:span><text:span text:style-name="T43"> </text:span><text:span text:style-name="T41"><text:s/>M), </text:span><text:span text:style-name="T44">where </text:span><text:span text:style-name="T41">A</text:span><text:span text:style-name="T44"> </text:span><text:span text:style-name="T45">is the current set of mutations, and </text:span><text:span text:style-name="T42">M</text:span><text:span text:style-name="T45"> is the set formed through </text:span><text:span text:style-name="T42">k </text:span><text:span text:style-name="T45">mutations of random members of </text:span><text:span text:style-name="T42">A,</text:span><text:span text:style-name="T45"> where </text:span><text:span text:style-name="T42">k = |A|</text:span><text:span text:style-name="T45">. We formally define halfKill(S) as follows. </text:span></text:p>
      <text:p text:style-name="P44"/>
      <text:p text:style-name="P46"><text:span text:style-name="T39">halfKill: 2</text:span><text:span text:style-name="T51">F</text:span><text:span text:style-name="T39"> → 2</text:span><text:span text:style-name="T51">F</text:span></text:p>
      <text:p text:style-name="P47"/>
      <text:p text:style-name="P41"><text:span text:style-name="T33">The function </text:span><text:span text:style-name="T31">halfKill(S) </text:span><text:span text:style-name="T33">returns a set half the size of |S| with one quarter of the population of S excluded based randomly</text:span><text:span text:style-name="T31">,</text:span><text:span text:style-name="T33"> and another quarter killed through </text:span><text:span text:style-name="T31">f</text:span><text:span text:style-name="T9">WERT</text:span><text:span text:style-name="T33"> and </text:span><text:span text:style-name="T31">f</text:span><text:span text:style-name="T9">SELECT</text:span><text:span text:style-name="T33">. This should produce a healthy population of nearly ideal individuals. The justification of the ordering of random killing versus selective killing is to produce the most various population possible. </text:span><text:span text:style-name="T34">These tools</text:span><text:span text:style-name="T33"> will be our </text:span><text:span text:style-name="T31">K</text:span><text:span text:style-name="T9">SET</text:span><text:span text:style-name="T33">. </text:span></text:p>
      <text:p text:style-name="Standard"/>
      <text:p text:style-name="Standard"/>
      <text:p text:style-name="Standard"/>
      <text:p text:style-name="Standard"/>
      <text:p text:style-name="P49"><text:soft-page-break/><text:span text:style-name="T16">Search Instance</text:span><text:span text:style-name="T17"> <text:tab/></text:span></text:p>
      <text:p text:style-name="P48"><text:span text:style-name="T3"/></text:p>
      <text:p text:style-name="P50"><text:span text:style-name="T84">Our search instance defines the starting and ending states of our search. </text:span><text:span text:style-name="T85">We define this formally as per Denzinger (WTFD8PLZ?): </text:span></text:p>
      <text:p text:style-name="P50"><text:span text:style-name="T84"/></text:p>
      <text:p text:style-name="P49"><text:span text:style-name="T1">Ins</text:span><text:span text:style-name="T5">SET</text:span><text:span text:style-name="T1"> = (s</text:span><text:span text:style-name="T5">0-SET</text:span><text:span text:style-name="T1">, G</text:span><text:span text:style-name="T5">SET</text:span><text:span text:style-name="T1">) </text:span></text:p>
      <text:p text:style-name="Standard"/>
      <text:p text:style-name="P51"><text:span text:style-name="T85">where</text:span><text:span text:style-name="T2"> s</text:span><text:span text:style-name="T6">0-SET</text:span><text:span text:style-name="T2"> </text:span><text:span text:style-name="T85">represents the initial state, and</text:span><text:span text:style-name="T2"> G</text:span><text:span text:style-name="T6">SET</text:span><text:span text:style-name="T2"> </text:span><text:span text:style-name="T85">represents the goal state. </text:span></text:p>
      <text:p text:style-name="P51"><text:span text:style-name="T85"/></text:p>
      <text:p text:style-name="P51"><text:span text:style-name="T85"/></text:p>
      <text:p text:style-name="P51"><text:span text:style-name="T85"/></text:p>
      <text:p text:style-name="Standard">Our starting state will be a set of randomly generated solutions from a random Or Tree search. </text:p>
      <text:p text:style-name="Standard"/>
      <text:p text:style-name="Standard">Due to the computational cost of creating a good 'approximate solution', we would not like to compute this value. Therefore, our goal state is simply when we run out of time, as mutations can always be applied.</text:p>
      <text:p text:style-name="Standard"/>
      <text:p text:style-name="P6">Example</text:p>
      <text:p text:style-name="Standard"/>
      <text:p text:style-name="Standard">Need to include an example. I'm thinking... </text:p>
      <text:p text:style-name="Standard"/>
      <text:p text:style-name="P11">5 People <text:tab/><text:tab/><text:tab/>3 Rooms</text:p>
      <text:p text:style-name="Standard">1 Manager<text:tab/><text:tab/><text:tab/>1 Large</text:p>
      <text:p text:style-name="Standard">1 Team Lead<text:tab/><text:tab/><text:tab/>2 Small</text:p>
      <text:p text:style-name="Standard">2 of Manager's team</text:p>
      <text:p text:style-name="Standard">2 of Team Lead's Team</text:p>
      <text:p text:style-name="Standard"/>
      <text:p text:style-name="P6">Notes and Development Ideas</text:p>
      <text:p text:style-name="Standard"/>
      <text:p text:style-name="Standard">Random thoughts on implementaitons and stuffs</text:p>
      <text:p text:style-name="Standard">//Maxheap? Randomization? /*What if we get ourselves stuck: a fact which could never be mutated (a local maximum) that is not our best fact. Should we kill it randomly and then spawn a new one with the Or Tree? (does that make any sense at all?) - Todd*/</text:p>
      <text:p text:style-name="Standard"/>
      <text:p text:style-name="P4">Or Tree Based Search</text:p>
      <text:p text:style-name="Standard"/>
      <text:p text:style-name="Standard">The idea behind an Or Tree is to treat each child of the source node as an alternative solution to a problem. Then, we wish to determine the best possible solution. Given the set of soft and hard constraints for the Constraint Satisfaction problem, we wish to determine the best possible solution for assigning all people to an office. </text:p>
      <text:p text:style-name="Standard"><text:soft-page-break/></text:p>
      <text:p text:style-name="Standard"><text:span text:style-name="T17">Search Model <text:tab/></text:span><text:span text:style-name="T1">A</text:span><text:span text:style-name="T5">V</text:span><text:span text:style-name="T1"> = (S</text:span><text:span text:style-name="T5">V</text:span><text:span text:style-name="T1">, T</text:span><text:span text:style-name="T5">V</text:span><text:span text:style-name="T1">)</text:span></text:p>
      <text:p text:style-name="Standard"/>
      <text:p text:style-name="Standard">Our Or Tree search model can be defined in terms of our search state and our available transitions. </text:p>
      <text:p text:style-name="Standard"/>
      <text:p text:style-name="Standard">A search state within our model is a tree where each node contains a person and a room such that the person is assigned to the room. Earlier plies in the tree are given out such that team leaders, project leaders and managers are considered first and put in the largest office possible. Therefore by traversing the tree from the root to a solved leaf, one can see the set of room assignments corresponding to a complete solution (in a very memory efficient way!)</text:p>
      <text:p text:style-name="Standard"/>
      <text:p text:style-name="Standard">Our transitions will be defined by a function which chooses alternative problems which may be solved by an existing problem (these are the children of a node in the tree). These alternative problems are created by taking an assumption to make the problem space smaller, in our case, at each node we make an assumption about which room one person will be assigned to and the new problem is to assign all the remaining people to all the remaining room spots. A finished leaf node is one in which the problem is empty (all people have already been assumed to have been assigned at higher nodes of the tree).</text:p>
      <text:p text:style-name="Standard"/>
      <text:p text:style-name="Standard"><text:span text:style-name="T17">Search </text:span><text:span text:style-name="T17">Process <text:tab/></text:span><text:span text:style-name="T1">P</text:span><text:span text:style-name="T5">V</text:span><text:span text:style-name="T1"> = (A</text:span><text:span text:style-name="T5">V</text:span><text:span text:style-name="T1">, Env</text:span><text:span text:style-name="T5">V</text:span><text:span text:style-name="T1">, K</text:span><text:span text:style-name="T5">V</text:span><text:span text:style-name="T1">)</text:span></text:p>
      <text:p text:style-name="Standard"/>
      <text:p text:style-name="Standard">Our search model is defined as above. </text:p>
      <text:p text:style-name="Standard"/>
      <text:p text:style-name="Standard">Our environment will be defined as the rooms available and the lists of people and rooms and their properties. The persons assigned will be part of our search tree state. </text:p>
      <text:p text:style-name="Standard"/>
      <text:p text:style-name="Standard">Our control will be such that we evaluate by the hard and soft constraints. A solution will be determined as unsolveable if it violates a hard constraint. Other solutions will be defined by <text:span text:style-name="T40">f</text:span><text:span text:style-name="T10">ALTERN</text:span> by their relative soft constraint worth, given in the list of solutions. Given that this is not a genetic algorithm, we really need no sort of randomization... </text:p>
      <text:p text:style-name="Standard"/>
      <text:p text:style-name="Standard"><text:span text:style-name="T17">Search Instance <text:tab/></text:span><text:span text:style-name="T1">Ins</text:span><text:span text:style-name="T5">V</text:span><text:span text:style-name="T1"> = (s</text:span><text:span text:style-name="T5">0</text:span><text:span text:style-name="T5">-V</text:span><text:span text:style-name="T1">, G</text:span><text:span text:style-name="T5">V</text:span><text:span text:style-name="T1">) </text:span></text:p>
      <text:p text:style-name="Standard"/>
      <text:p text:style-name="Standard">Our initial search state will be the tree with one node containing an empty assignment (since every node has to contain an assignment but we have not assigned anyone at the root node).</text:p>
      <text:p text:style-name="Standard"/>
      <text:p text:style-name="Standard">Our goal state will be to have all persons assigned to a room, with all hard constraints satisfied. </text:p>
      <text:p text:style-name="Standard"><text:soft-page-break/></text:p>
      <text:p text:style-name="P6">Example</text:p>
      <text:p text:style-name="Standard"/>
      <text:p text:style-name="Standard">This is a very simple example. The number of people ensures there is an ideal solution but also demonstrates the choices made to come to a good solution</text:p>
      <text:p text:style-name="Standard"/>
      <text:p text:style-name="P11"><draw:rect text:anchor-type="paragraph" draw:z-index="1" draw:style-name="gr1" draw:text-style-name="P52" svg:width="1.588cm" svg:height="1.202cm" svg:x="8.765cm" svg:y="0.208cm"><text:p text:style-name="P52">r<text:span text:style-name="T86">1</text:span></text:p></draw:rect><draw:rect text:anchor-type="paragraph" draw:z-index="2" draw:style-name="gr1" draw:text-style-name="P52" svg:width="1.588cm" svg:height="1.202cm" svg:x="10.352cm" svg:y="0.208cm"><text:p text:style-name="P52">r<text:span text:style-name="T86">2</text:span></text:p></draw:rect>6 People <text:tab/><text:tab/><text:tab/>4 Rooms</text:p>
      <text:p text:style-name="Standard">1 Manager<text:tab/><text:tab/><text:tab/>2 Large</text:p>
      <text:p text:style-name="Standard"><draw:rect text:anchor-type="paragraph" draw:z-index="3" draw:style-name="gr1" draw:text-style-name="P52" svg:width="1.384cm" svg:height="0.842cm" svg:x="8.765cm" svg:y="0.436cm"><text:p text:style-name="P52">r<text:span text:style-name="T86">3</text:span></text:p></draw:rect><draw:rect text:anchor-type="paragraph" draw:z-index="4" draw:style-name="gr1" draw:text-style-name="P52" svg:width="1.317cm" svg:height="0.842cm" svg:x="10.624cm" svg:y="0.436cm"><text:p text:style-name="P52">r<text:span text:style-name="T86">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52" svg:width="6.213cm" svg:height="1.611cm" svg:x="1.124cm" svg:y="0.191cm"><text:p text:style-name="P52"><text:span text:style-name="T87">P = {p</text:span><text:span text:style-name="T88">m</text:span><text:span text:style-name="T87">,p</text:span><text:span text:style-name="T88">tl</text:span><text:span text:style-name="T87">,p</text:span><text:span text:style-name="T88">1m</text:span><text:span text:style-name="T87">,p</text:span><text:span text:style-name="T88">2m</text:span><text:span text:style-name="T87">,p</text:span><text:span text:style-name="T88">1tl</text:span><text:span text:style-name="T87">,p</text:span><text:span text:style-name="T88">2tl</text:span><text:span text:style-name="T87">}</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52" svg:width="4.899cm" svg:height="1.565cm" svg:x="7.743cm" svg:y="0.203cm"><text:p text:style-name="P52">R = {r<text:span text:style-name="T86">1</text:span><text:span text:style-name="T52">,r</text:span><text:span text:style-name="T86">2</text:span><text:span text:style-name="T52">,r</text:span><text:span text:style-name="T86">3</text:span><text:span text:style-name="T52">,r</text:span><text:span text:style-name="T86">4</text:span>}</text:p></draw:rect></text:p>
      <text:p text:style-name="Standard"/>
      <text:p text:style-name="Standard"/>
      <text:p text:style-name="Standard"/>
      <text:p text:style-name="P39">Note: p<text:span text:style-name="T4">m</text:span><text:span text:style-name="T52"> is the manager, p</text:span><text:span text:style-name="T4">tl</text:span><text:span text:style-name="T52"> is the team leader, p</text:span><text:span text:style-name="T4">1m</text:span><text:span text:style-name="T52"> and p</text:span><text:span text:style-name="T4">2m</text:span><text:span text:style-name="T52"> are the manager's team members, and p</text:span><text:span text:style-name="T4">1tl</text:span><text:span text:style-name="T52"> and p</text:span><text:span text:style-name="T4">2tl</text:span><text:span text:style-name="T52"> are the team leader's team members. R is the set of rooms where r</text:span><text:span text:style-name="T4">1</text:span><text:span text:style-name="T52"> and r</text:span><text:span text:style-name="T4">2</text:span><text:span text:style-name="T52"> are large while r</text:span><text:span text:style-name="T4">3</text:span><text:span text:style-name="T52"> and r</text:span><text:span text:style-name="T4">4</text:span><text:span text:style-name="T52">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4">altern</text:span><text:span text:style-name="T52">. </text:span>If we evaluate p<text:span text:style-name="T4">m</text:span><text:span text:style-name="T52"> and p</text:span><text:span text:style-name="T4">tl</text:span><text:span text:style-name="T52"> first, the assignments p</text:span><text:span text:style-name="T4">m</text:span><text:span text:style-name="T52"> → r</text:span><text:span text:style-name="T4">1</text:span><text:span text:style-name="T52">, p</text:span><text:span text:style-name="T4">m</text:span><text:span text:style-name="T52"> → r</text:span><text:span text:style-name="T4">2</text:span><text:span text:style-name="T52">, p</text:span><text:span text:style-name="T4">tl</text:span><text:span text:style-name="T52"> → r</text:span><text:span text:style-name="T4">1</text:span><text:span text:style-name="T52">, and p</text:span><text:span text:style-name="T4">tl</text:span><text:span text:style-name="T52"> → r</text:span><text:span text:style-name="T4">2</text:span><text:span text:style-name="T52">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pan text:style-name="T52">Due to our control, the choice will be among p</text:span><text:span text:style-name="T4">m</text:span><text:span text:style-name="T52"> → r</text:span><text:span text:style-name="T4">1</text:span><text:span text:style-name="T52">, p</text:span><text:span text:style-name="T4">m</text:span><text:span text:style-name="T52"> → r</text:span><text:span text:style-name="T4">2</text:span><text:span text:style-name="T52">, p</text:span><text:span text:style-name="T4">tl</text:span><text:span text:style-name="T52"> → r</text:span><text:span text:style-name="T4">1</text:span><text:span text:style-name="T52">, and p</text:span><text:span text:style-name="T4">tl</text:span><text:span text:style-name="T52"> → r</text:span><text:span text:style-name="T4">2</text:span><text:span text:style-name="T52"> these are all equal so a random choice is made namely p</text:span><text:span text:style-name="T4">m</text:span><text:span text:style-name="T52"> → r</text:span><text:span text:style-name="T4">1</text:span><text:span text:style-name="T52">.</text:span></text:p>
      <text:p text:style-name="P33"/>
      <text:p text:style-name="P33"><draw:custom-shape text:anchor-type="paragraph" draw:z-index="8" draw:style-name="gr2" draw:text-style-name="P52" svg:width="6.213cm" svg:height="1.611cm" svg:x="0.873cm" svg:y="0.483cm"><text:p text:style-name="P52"><text:span text:style-name="T87">P = {p</text:span><text:span text:style-name="T88">m</text:span><text:span text:style-name="T87">,p</text:span><text:span text:style-name="T88">tl</text:span><text:span text:style-name="T87">,p</text:span><text:span text:style-name="T88">1m</text:span><text:span text:style-name="T87">,p</text:span><text:span text:style-name="T88">2m</text:span><text:span text:style-name="T87">,p</text:span><text:span text:style-name="T88">1tl</text:span><text:span text:style-name="T87">,p</text:span><text:span text:style-name="T88">2tl</text:span><text:span text:style-name="T87">}</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52" svg:width="6.213cm" svg:height="1.611cm" svg:x="8.176cm" svg:y="0.471cm"><text:p text:style-name="P52"><text:span text:style-name="T87">P = {p</text:span><text:span text:style-name="T88">tl</text:span><text:span text:style-name="T87">,p</text:span><text:span text:style-name="T88">1m</text:span><text:span text:style-name="T87">,p</text:span><text:span text:style-name="T88">2m</text:span><text:span text:style-name="T87">,p</text:span><text:span text:style-name="T88">1tl</text:span><text:span text:style-name="T87">,p</text:span><text:span text:style-name="T88">2tl</text:span><text:span text:style-name="T87">}</text:span></text:p><draw:enhanced-geometry svg:viewBox="0 0 21600 21600" draw:glue-points="10800 0 0 10800 10800 21600 21600 10800" draw:type="flowchart-process" draw:enhanced-path="M 0 0 L 21600 0 21600 21600 0 21600 0 0 Z N"/></draw:custom-shape></text:p>
      <text:p text:style-name="P33"><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text:soft-page-break/>Our new current state is one without p<text:span text:style-name="T4">m</text:span><text:span text:style-name="T52"> and so we are left with 5 people to place. Now that p</text:span><text:span text:style-name="T4">m</text:span><text:span text:style-name="T52"> is placed, a hard constraint can be violated when p → r</text:span><text:span text:style-name="T4">1</text:span><text:span text:style-name="T52"> where</text:span><text:span text:style-name="T52"><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52">. These choices are given a worth of negative infinity by f</text:span><text:span text:style-name="T4">altern</text:span><text:span text:style-name="T52"> so they can't be chosen. The assignment p</text:span><text:span text:style-name="T4">tl</text:span><text:span text:style-name="T52"> → r</text:span><text:span text:style-name="T4">2</text:span><text:span text:style-name="T52"> is a higher worth choice for the same reason as p</text:span><text:span text:style-name="T4">m</text:span><text:span text:style-name="T52"> → r</text:span><text:span text:style-name="T4">1</text:span><text:span text:style-name="T52">. The next highest priority movement at this step would be the manager's team members being placed in r</text:span><text:span text:style-name="T4">3</text:span><text:span text:style-name="T52"> adjacent to r</text:span><text:span text:style-name="T4">1</text:span><text:span text:style-name="T52">. The least worthy choices are going to be p</text:span><text:span text:style-name="T4">1tl</text:span><text:span text:style-name="T52"> and p</text:span><text:span text:style-name="T4">2tl</text:span><text:span text:style-name="T52">'s placement. This is illustrated below.</text:span></text:p>
      <text:p text:style-name="P33"/>
      <text:p text:style-name="P33"/>
      <text:p text:style-name="P33"/>
      <text:p text:style-name="P33"/>
      <text:p text:style-name="P33"/>
      <text:p text:style-name="P33"/>
      <text:p text:style-name="P33"/>
      <text:p text:style-name="P33"/>
      <text:p text:style-name="P33"><draw:rect text:anchor-type="paragraph" draw:z-index="13" draw:style-name="gr1" draw:text-style-name="P52" svg:width="1.588cm" svg:height="1.202cm" svg:x="5.039cm" svg:y="0.125cm"><text:p text:style-name="P52">r<text:span text:style-name="T86">1</text:span></text:p></draw:rect><draw:rect text:anchor-type="paragraph" draw:z-index="14" draw:style-name="gr1" draw:text-style-name="P52" svg:width="1.588cm" svg:height="1.202cm" svg:x="6.627cm" svg:y="0.125cm"><text:p text:style-name="P52"><text:span text:style-name="T87">r</text:span><text:span text:style-name="T88">2</text:span></text:p></draw:rect><draw:rect text:anchor-type="paragraph" draw:z-index="48" draw:style-name="gr3" draw:text-style-name="P52" svg:width="5.444cm" svg:height="1.112cm" svg:x="9.013cm" svg:y="0.141cm"><text:p text:style-name="P52"><text:span text:style-name="T87">P = {p</text:span><text:span text:style-name="T88">m</text:span><text:span text:style-name="T87">,p</text:span><text:span text:style-name="T88">tl</text:span><text:span text:style-name="T87">,p</text:span><text:span text:style-name="T88">1m</text:span><text:span text:style-name="T87">,p</text:span><text:span text:style-name="T88">2m</text:span><text:span text:style-name="T87">,p</text:span><text:span text:style-name="T88">1tl</text:span><text:span text:style-name="T87">,p</text:span><text:span text:style-name="T88">2tl</text:span><text:span text:style-name="T87">}</text:span></text:p></draw:rect></text:p>
      <text:p text:style-name="P33"/>
      <text:p text:style-name="P33"><draw:rect text:anchor-type="paragraph" draw:z-index="15" draw:style-name="gr1" draw:text-style-name="P52" svg:width="1.451cm" svg:height="0.795cm" svg:x="5.039cm" svg:y="0.353cm"><text:p text:style-name="P52"><text:span text:style-name="T87">r</text:span><text:span text:style-name="T88">3</text:span></text:p></draw:rect><draw:rect text:anchor-type="paragraph" draw:z-index="16" draw:style-name="gr1" draw:text-style-name="P52" svg:width="1.475cm" svg:height="0.795cm" svg:x="6.74cm" svg:y="0.353cm"><text:p text:style-name="P52"><text:span text:style-name="T87">r</text:span><text:span text:style-name="T88">4</text:span></text:p></draw:rect></text:p>
      <text:p text:style-name="P33"/>
      <text:p text:style-name="Standard"><draw:line text:anchor-type="paragraph" draw:z-index="19" draw:style-name="gr5" draw:text-style-name="P52" svg:x1="6.627cm" svg:y1="0.194cm" svg:x2="6.627cm" svg:y2="0.9cm"><text:p/></draw:line></text:p>
      <text:p text:style-name="Standard"><draw:rect text:anchor-type="paragraph" draw:z-index="20" draw:style-name="gr1" draw:text-style-name="P52" svg:width="1.588cm" svg:height="1.202cm" svg:x="5.039cm" svg:y="0.385cm"><text:p text:style-name="P52">p<text:span text:style-name="T86">m</text:span></text:p></draw:rect><draw:rect text:anchor-type="paragraph" draw:z-index="21" draw:style-name="gr1" draw:text-style-name="P52" svg:width="1.588cm" svg:height="1.202cm" svg:x="6.627cm" svg:y="0.385cm"><text:p text:style-name="P52"><text:span text:style-name="T87">r</text:span><text:span text:style-name="T88">2</text:span></text:p></draw:rect><draw:rect text:anchor-type="paragraph" draw:z-index="49" draw:style-name="gr3" draw:text-style-name="P52" svg:width="5.467cm" svg:height="0.955cm" svg:x="8.991cm" svg:y="0.381cm"><text:p text:style-name="P52"><text:span text:style-name="T87">P' = {p</text:span><text:span text:style-name="T88">tl</text:span><text:span text:style-name="T87">,p</text:span><text:span text:style-name="T88">1m</text:span><text:span text:style-name="T87">,p</text:span><text:span text:style-name="T88">2m</text:span><text:span text:style-name="T87">,p</text:span><text:span text:style-name="T88">1tl</text:span><text:span text:style-name="T87">,p</text:span><text:span text:style-name="T88">2tl</text:span><text:span text:style-name="T87">}</text:span></text:p></draw:rect></text:p>
      <text:p text:style-name="Standard"/>
      <text:p text:style-name="Standard"/>
      <text:p text:style-name="Standard"><draw:rect text:anchor-type="paragraph" draw:z-index="22" draw:style-name="gr1" draw:text-style-name="P52" svg:width="1.451cm" svg:height="0.795cm" svg:x="5.039cm" svg:y="0.125cm"><text:p text:style-name="P52"><text:span text:style-name="T87">r</text:span><text:span text:style-name="T88">3</text:span></text:p></draw:rect><draw:rect text:anchor-type="paragraph" draw:z-index="23" draw:style-name="gr1" draw:text-style-name="P52" svg:width="1.475cm" svg:height="0.795cm" svg:x="6.74cm" svg:y="0.125cm"><text:p text:style-name="P52"><text:span text:style-name="T87">r</text:span><text:span text:style-name="T88">4</text:span></text:p></draw:rect><draw:line text:anchor-type="paragraph" draw:z-index="43" draw:style-name="gr6" draw:text-style-name="P52" svg:x1="8.214cm" svg:y1="0.392cm" svg:x2="12.234cm" svg:y2="1.616cm"><text:p/></draw:line></text:p>
      <text:p text:style-name="Standard"><draw:line text:anchor-type="paragraph" draw:z-index="40" draw:style-name="gr6" draw:text-style-name="P52" svg:x1="4.863cm" svg:y1="0.108cm" svg:x2="2.256cm" svg:y2="1.166cm"><text:p/></draw:line><draw:line text:anchor-type="paragraph" draw:z-index="41" draw:style-name="gr6" draw:text-style-name="P52" svg:x1="6.632cm" svg:y1="0.471cm" svg:x2="6.496cm" svg:y2="1.154cm"><text:p/></draw:line><draw:line text:anchor-type="paragraph" draw:z-index="42" draw:style-name="gr6" draw:text-style-name="P52" svg:x1="7.856cm" svg:y1="0.432cm" svg:x2="8.741cm" svg:y2="1.141cm"><text:p/></draw:line><draw:rect text:anchor-type="paragraph" draw:z-index="44" draw:style-name="gr7" draw:text-style-name="P52" svg:width="1.202cm" svg:height="0.364cm" svg:x="10.329cm" svg:y="0.166cm"><text:p text:style-name="P52">-∞</text:p></draw:rect></text:p>
      <text:p text:style-name="Standard"><draw:rect text:anchor-type="paragraph" draw:z-index="45" draw:style-name="gr7" draw:text-style-name="P52" svg:width="0.477cm" svg:height="0.295cm" svg:x="9.082cm" svg:y="0.289cm"><text:p text:style-name="P52">1</text:p></draw:rect><draw:rect text:anchor-type="paragraph" draw:z-index="46" draw:style-name="gr7" draw:text-style-name="P52" svg:width="0.722cm" svg:height="0.401cm" svg:x="5.5cm" svg:y="0.153cm"><text:p text:style-name="P52">2</text:p></draw:rect><draw:rect text:anchor-type="paragraph" draw:z-index="47" draw:style-name="gr7" draw:text-style-name="P52" svg:width="0.749cm" svg:height="0.272cm" svg:x="1.099cm" svg:y="0.312cm"><text:p text:style-name="P52">3</text:p></draw:rect></text:p>
      <text:p text:style-name="Standard"><draw:rect text:anchor-type="paragraph" draw:z-index="24" draw:style-name="gr1" draw:text-style-name="P52" svg:width="1.588cm" svg:height="1.202cm" svg:x="0.413cm" svg:y="0.192cm"><text:p text:style-name="P52">p<text:span text:style-name="T86">m</text:span></text:p></draw:rect><draw:rect text:anchor-type="paragraph" draw:z-index="25" draw:style-name="gr1" draw:text-style-name="P52" svg:width="1.588cm" svg:height="1.202cm" svg:x="2cm" svg:y="0.192cm"><text:p text:style-name="P52"><text:span text:style-name="T87">p</text:span><text:span text:style-name="T88">tl</text:span></text:p></draw:rect><draw:rect text:anchor-type="paragraph" draw:z-index="28" draw:style-name="gr1" draw:text-style-name="P52" svg:width="1.588cm" svg:height="1.202cm" svg:x="4.179cm" svg:y="0.18cm"><text:p text:style-name="P52">p<text:span text:style-name="T86">m</text:span></text:p></draw:rect><draw:rect text:anchor-type="paragraph" draw:z-index="29" draw:style-name="gr1" draw:text-style-name="P52" svg:width="1.588cm" svg:height="1.202cm" svg:x="5.766cm" svg:y="0.18cm"><text:p text:style-name="P52"><text:span text:style-name="T87">r</text:span><text:span text:style-name="T88">2</text:span></text:p></draw:rect><draw:rect text:anchor-type="paragraph" draw:z-index="32" draw:style-name="gr1" draw:text-style-name="P52" svg:width="1.588cm" svg:height="1.202cm" svg:x="7.987cm" svg:y="0.168cm"><text:p text:style-name="P52">p<text:span text:style-name="T86">m</text:span></text:p></draw:rect><draw:rect text:anchor-type="paragraph" draw:z-index="33" draw:style-name="gr1" draw:text-style-name="P52" svg:width="1.588cm" svg:height="1.202cm" svg:x="9.574cm" svg:y="0.168cm"><text:p text:style-name="P52"><text:span text:style-name="T87">r</text:span><text:span text:style-name="T88">2</text:span></text:p></draw:rect><draw:rect text:anchor-type="paragraph" draw:z-index="36" draw:style-name="gr1" draw:text-style-name="P52" svg:width="1.588cm" svg:height="1.202cm" svg:x="11.686cm" svg:y="0.155cm"><text:p text:style-name="P52">p<text:span text:style-name="T86">m</text:span><text:span text:style-name="T52">,p</text:span></text:p></draw:rect><draw:rect text:anchor-type="paragraph" draw:z-index="37" draw:style-name="gr1" draw:text-style-name="P52" svg:width="1.588cm" svg:height="1.202cm" svg:x="13.273cm" svg:y="0.155cm"><text:p text:style-name="P52"><text:span text:style-name="T87">r</text:span><text:span text:style-name="T88">2</text:span></text:p></draw:rect></text:p>
      <text:p text:style-name="Standard"/>
      <text:p text:style-name="Standard"><draw:rect text:anchor-type="paragraph" draw:z-index="26" draw:style-name="gr1" draw:text-style-name="P52" svg:width="1.451cm" svg:height="0.795cm" svg:x="0.413cm" svg:y="0.42cm"><text:p text:style-name="P52"><text:span text:style-name="T87">r</text:span><text:span text:style-name="T88">3</text:span></text:p></draw:rect><draw:rect text:anchor-type="paragraph" draw:z-index="27" draw:style-name="gr1" draw:text-style-name="P52" svg:width="1.475cm" svg:height="0.795cm" svg:x="2.113cm" svg:y="0.42cm"><text:p text:style-name="P52"><text:span text:style-name="T87">r</text:span><text:span text:style-name="T88">4</text:span></text:p></draw:rect><draw:rect text:anchor-type="paragraph" draw:z-index="30" draw:style-name="gr1" draw:text-style-name="P52" svg:width="1.451cm" svg:height="0.795cm" svg:x="4.179cm" svg:y="0.407cm"><text:p text:style-name="P52"><text:span text:style-name="T87">P</text:span><text:span text:style-name="T88">1m</text:span></text:p></draw:rect><draw:rect text:anchor-type="paragraph" draw:z-index="31" draw:style-name="gr1" draw:text-style-name="P52" svg:width="1.475cm" svg:height="0.795cm" svg:x="5.879cm" svg:y="0.407cm"><text:p text:style-name="P52"><text:span text:style-name="T87">r</text:span><text:span text:style-name="T88">4</text:span></text:p></draw:rect><draw:rect text:anchor-type="paragraph" draw:z-index="34" draw:style-name="gr1" draw:text-style-name="P52" svg:width="1.451cm" svg:height="0.795cm" svg:x="7.987cm" svg:y="0.395cm"><text:p text:style-name="P52"><text:span text:style-name="T87">r</text:span><text:span text:style-name="T88">3</text:span></text:p></draw:rect><draw:rect text:anchor-type="paragraph" draw:z-index="35" draw:style-name="gr1" draw:text-style-name="P52" svg:width="1.475cm" svg:height="0.795cm" svg:x="9.687cm" svg:y="0.395cm"><text:p text:style-name="P52"><text:span text:style-name="T87">p</text:span></text:p></draw:rect><draw:rect text:anchor-type="paragraph" draw:z-index="38" draw:style-name="gr1" draw:text-style-name="P52" svg:width="1.451cm" svg:height="0.795cm" svg:x="11.686cm" svg:y="0.383cm"><text:p text:style-name="P52"><text:span text:style-name="T87">r</text:span><text:span text:style-name="T88">3</text:span></text:p></draw:rect><draw:rect text:anchor-type="paragraph" draw:z-index="39" draw:style-name="gr1" draw:text-style-name="P52" svg:width="1.475cm" svg:height="0.795cm" svg:x="13.386cm" svg:y="0.383cm"><text:p text:style-name="P52"><text:span text:style-name="T87">r</text:span><text:span text:style-name="T88">4</text:span></text:p></draw:rect></text:p>
      <text:p text:style-name="Standard"/>
      <text:p text:style-name="Standard"/>
      <text:p text:style-name="P39">Note:<draw:frame draw:style-name="fr1" draw:name="Object4" text:anchor-type="as-char" svg:width="1.171cm" svg:height="0.467cm" draw:z-index="17"><draw:object xlink:href="./Object 5" xlink:type="simple" xlink:show="embed" xlink:actuate="onLoad"/><draw:image xlink:href="./ObjectReplacements/Object 5" xlink:type="simple" xlink:show="embed" xlink:actuate="onLoad"/><svg:desc>formula</svg:desc></draw:frame></text:p>
      <text:p text:style-name="P39"/>
      <text:p text:style-name="Standard"><text:span text:style-name="T52">This visualization of our choices is paraphrased but we can see that p</text:span><text:span text:style-name="T4">tl</text:span><text:span text:style-name="T52"> → r</text:span><text:span text:style-name="T4">2</text:span><text:span text:style-name="T52"> is the best choice. When this path has been chosen, only the 4 team members will be left. Once again f</text:span><text:span text:style-name="T4">altern</text:span><text:span text:style-name="T52"> will evaluate the worth of these choices. The hard constraint violations arise from any transition p → r</text:span><text:span text:style-name="T4">1</text:span><text:span text:style-name="T52"> or r</text:span><text:span text:style-name="T4">2</text:span><text:span text:style-name="T52"> where</text:span><text:span text:style-name="T52"><draw:frame draw:style-name="fr1" draw:name="Object1" text:anchor-type="as-char" svg:width="1.032cm" svg:height="0.467cm" draw:z-index="18"><draw:object xlink:href="./Object 6" xlink:type="simple" xlink:show="embed" xlink:actuate="onLoad"/><draw:image xlink:href="./ObjectReplacements/Object 6" xlink:type="simple" xlink:show="embed" xlink:actuate="onLoad"/><svg:desc>formula</svg:desc></draw:frame></text:span><text:span text:style-name="T52">. The best choice in this case will be allocating people to adjacent rooms to their leader or manager. Thus the worth of p</text:span><text:span text:style-name="T4">1m</text:span><text:span text:style-name="T52"> → r</text:span><text:span text:style-name="T4">3</text:span><text:span text:style-name="T52">, p</text:span><text:span text:style-name="T4">2m</text:span><text:span text:style-name="T52"> → r</text:span><text:span text:style-name="T4">r3</text:span><text:span text:style-name="T52">, p</text:span><text:span text:style-name="T4">1tl</text:span><text:span text:style-name="T52"> → r</text:span><text:span text:style-name="T4">4</text:span><text:span text:style-name="T52"> and p</text:span><text:span text:style-name="T4">2tl</text:span><text:span text:style-name="T52"> → r</text:span><text:span text:style-name="T4">4</text:span><text:span text:style-name="T52"> are all equal and the best choices. Since they are all equal f</text:span><text:span text:style-name="T4">altern</text:span><text:span text:style-name="T52"> will choose randomly.</text:span></text:p>
      <text:p text:style-name="P33"/>
      <text:p text:style-name="Standard"><text:span text:style-name="T52">We can assume p</text:span><text:span text:style-name="T4">1m</text:span><text:span text:style-name="T52"> → r</text:span><text:span text:style-name="T4">3</text:span><text:span text:style-name="T52"> is chosen. At this point the choices are more limited. We can see </text:span><text:soft-page-break/><text:span text:style-name="T52">the choices completely below.</text:span></text:p>
      <text:p text:style-name="P33"><draw:rect text:anchor-type="paragraph" draw:z-index="50" draw:style-name="gr1" draw:text-style-name="P52" svg:width="1.588cm" svg:height="1.202cm" svg:x="4.994cm" svg:y="0.088cm"><text:p text:style-name="P52">p<text:span text:style-name="T86">m</text:span></text:p></draw:rect><draw:rect text:anchor-type="paragraph" draw:z-index="51" draw:style-name="gr1" draw:text-style-name="P52" svg:width="1.588cm" svg:height="1.202cm" svg:x="6.581cm" svg:y="0.088cm"><text:p text:style-name="P52"><text:span text:style-name="T87">p</text:span><text:span text:style-name="T88">tl</text:span></text:p></draw:rect><draw:rect text:anchor-type="paragraph" draw:z-index="74" draw:style-name="gr3" draw:text-style-name="P52" svg:width="4.855cm" svg:height="1.02cm" svg:x="9.126cm" svg:y="0.071cm"><text:p text:style-name="P52">P = {p<text:span text:style-name="T86">2m</text:span><text:span text:style-name="T52">, p</text:span><text:span text:style-name="T86">1tl</text:span><text:span text:style-name="T52">, p</text:span><text:span text:style-name="T86">2tl</text:span>}</text:p></draw:rect></text:p>
      <text:p text:style-name="P33"/>
      <text:p text:style-name="P33"><draw:rect text:anchor-type="paragraph" draw:z-index="52" draw:style-name="gr1" draw:text-style-name="P52" svg:width="1.451cm" svg:height="0.795cm" svg:x="4.994cm" svg:y="0.316cm"><text:p text:style-name="P52"><text:span text:style-name="T87">p</text:span><text:span text:style-name="T88">1m</text:span></text:p></draw:rect><draw:rect text:anchor-type="paragraph" draw:z-index="53" draw:style-name="gr1" draw:text-style-name="P52" svg:width="1.475cm" svg:height="0.795cm" svg:x="6.694cm" svg:y="0.316cm"><text:p text:style-name="P52"><text:span text:style-name="T87">r</text:span><text:span text:style-name="T88">4</text:span></text:p></draw:rect></text:p>
      <text:p text:style-name="Standard"><draw:line text:anchor-type="paragraph" draw:z-index="70" draw:style-name="gr6" draw:text-style-name="P52" svg:x1="4.993cm" svg:y1="0.4cm" svg:x2="2.935cm" svg:y2="1.153cm"><text:p/></draw:line><draw:line text:anchor-type="paragraph" draw:z-index="73" draw:style-name="gr6" draw:text-style-name="P52" svg:x1="8.169cm" svg:y1="0.333cm" svg:x2="11.759cm" svg:y2="1.204cm"><text:p/></draw:line><draw:rect text:anchor-type="paragraph" draw:z-index="75" draw:style-name="gr7" draw:text-style-name="P52" svg:width="0.569cm" svg:height="0.249cm" svg:x="10.396cm" svg:y="0.45cm"><text:p text:style-name="P52">-∞</text:p></draw:rect></text:p>
      <text:p text:style-name="Standard"><draw:line text:anchor-type="paragraph" draw:z-index="71" draw:style-name="gr6" draw:text-style-name="P52" svg:x1="5.862cm" svg:y1="0.136cm" svg:x2="5.703cm" svg:y2="0.655cm"><text:p/></draw:line><draw:line text:anchor-type="paragraph" draw:z-index="72" draw:style-name="gr6" draw:text-style-name="P52" svg:x1="7.994cm" svg:y1="0.136cm" svg:x2="8.401cm" svg:y2="0.711cm"><text:p/></draw:line><draw:rect text:anchor-type="paragraph" draw:z-index="76" draw:style-name="gr7" draw:text-style-name="P52" svg:width="0.454cm" svg:height="0.454cm" svg:x="8.401cm" svg:y="0.136cm"><text:p text:style-name="P52">1</text:p></draw:rect><draw:rect text:anchor-type="paragraph" draw:z-index="77" draw:style-name="gr7" draw:text-style-name="P52" svg:width="0.59cm" svg:height="0.115cm" svg:x="5.861cm" svg:y="0.298cm"><text:p text:style-name="P52">2</text:p></draw:rect><draw:rect text:anchor-type="paragraph" draw:z-index="78" draw:style-name="gr7" draw:text-style-name="P52" svg:width="0.364cm" svg:height="0.295cm" svg:x="1.734cm" svg:y="0.185cm"><text:p text:style-name="P52">2</text:p></draw:rect></text:p>
      <text:p text:style-name="Standard"><draw:rect text:anchor-type="paragraph" draw:z-index="54" draw:style-name="gr1" draw:text-style-name="P52" svg:width="1.588cm" svg:height="1.202cm" svg:x="0.344cm" svg:y="0.18cm"><text:p text:style-name="P52">p<text:span text:style-name="T86">m</text:span></text:p></draw:rect><draw:rect text:anchor-type="paragraph" draw:z-index="55" draw:style-name="gr1" draw:text-style-name="P52" svg:width="1.588cm" svg:height="1.202cm" svg:x="1.931cm" svg:y="0.18cm"><text:p text:style-name="P52"><text:span text:style-name="T87">p</text:span><text:span text:style-name="T88">tl</text:span></text:p></draw:rect><draw:rect text:anchor-type="paragraph" draw:z-index="58" draw:style-name="gr1" draw:text-style-name="P52" svg:width="1.588cm" svg:height="1.202cm" svg:x="3.926cm" svg:y="0.168cm"><text:p text:style-name="P52">p<text:span text:style-name="T86">m</text:span></text:p></draw:rect><draw:rect text:anchor-type="paragraph" draw:z-index="59" draw:style-name="gr1" draw:text-style-name="P52" svg:width="1.588cm" svg:height="1.202cm" svg:x="5.514cm" svg:y="0.168cm"><text:p text:style-name="P52"><text:span text:style-name="T87">p</text:span><text:span text:style-name="T88">tl</text:span></text:p></draw:rect><draw:rect text:anchor-type="paragraph" draw:z-index="62" draw:style-name="gr1" draw:text-style-name="P52" svg:width="1.588cm" svg:height="1.202cm" svg:x="7.398cm" svg:y="0.224cm"><text:p text:style-name="P52">p<text:span text:style-name="T86">m</text:span></text:p></draw:rect><draw:rect text:anchor-type="paragraph" draw:z-index="63" draw:style-name="gr1" draw:text-style-name="P52" svg:width="1.588cm" svg:height="1.202cm" svg:x="8.985cm" svg:y="0.224cm"><text:p text:style-name="P52"><text:span text:style-name="T87">p</text:span><text:span text:style-name="T88">tl</text:span></text:p></draw:rect><draw:rect text:anchor-type="paragraph" draw:z-index="66" draw:style-name="gr1" draw:text-style-name="P52" svg:width="1.588cm" svg:height="1.202cm" svg:x="11.026cm" svg:y="0.231cm"><text:p text:style-name="P52">p<text:span text:style-name="T86">m</text:span><text:span text:style-name="T52">,p</text:span></text:p></draw:rect><draw:rect text:anchor-type="paragraph" draw:z-index="67" draw:style-name="gr1" draw:text-style-name="P52" svg:width="1.588cm" svg:height="1.202cm" svg:x="12.614cm" svg:y="0.231cm"><text:p text:style-name="P52"><text:span text:style-name="T87">p</text:span><text:span text:style-name="T88">tl</text:span></text:p></draw:rect></text:p>
      <text:p text:style-name="Standard"/>
      <text:p text:style-name="Standard"><draw:rect text:anchor-type="paragraph" draw:z-index="56" draw:style-name="gr1" draw:text-style-name="P52" svg:width="1.451cm" svg:height="0.795cm" svg:x="0.344cm" svg:y="0.407cm"><text:p text:style-name="P52"><text:span text:style-name="T87">p</text:span><text:span text:style-name="T88">1m</text:span><text:span text:style-name="T87">,p</text:span><text:span text:style-name="T88">2m</text:span></text:p></draw:rect><draw:rect text:anchor-type="paragraph" draw:z-index="57" draw:style-name="gr1" draw:text-style-name="P52" svg:width="1.475cm" svg:height="0.795cm" svg:x="2.044cm" svg:y="0.407cm"><text:p text:style-name="P52"><text:span text:style-name="T87">r</text:span><text:span text:style-name="T88">4</text:span></text:p></draw:rect><draw:rect text:anchor-type="paragraph" draw:z-index="60" draw:style-name="gr1" draw:text-style-name="P52" svg:width="1.451cm" svg:height="0.795cm" svg:x="3.926cm" svg:y="0.395cm"><text:p text:style-name="P52"><text:span text:style-name="T87">p</text:span><text:span text:style-name="T88">1m</text:span></text:p></draw:rect><draw:rect text:anchor-type="paragraph" draw:z-index="61" draw:style-name="gr1" draw:text-style-name="P52" svg:width="1.475cm" svg:height="0.795cm" svg:x="5.627cm" svg:y="0.395cm"><text:p text:style-name="P52"><text:span text:style-name="T87">p'</text:span></text:p></draw:rect><draw:rect text:anchor-type="paragraph" draw:z-index="64" draw:style-name="gr1" draw:text-style-name="P52" svg:width="1.451cm" svg:height="0.795cm" svg:x="7.398cm" svg:y="0.452cm"><text:p text:style-name="P52"><text:span text:style-name="T87">p</text:span><text:span text:style-name="T88">1m</text:span></text:p></draw:rect><draw:rect text:anchor-type="paragraph" draw:z-index="65" draw:style-name="gr1" draw:text-style-name="P52" svg:width="1.475cm" svg:height="0.795cm" svg:x="9.098cm" svg:y="0.452cm"><text:p text:style-name="P52"><text:span text:style-name="T87">p</text:span><text:span text:style-name="T88">2m</text:span></text:p></draw:rect><draw:rect text:anchor-type="paragraph" draw:z-index="68" draw:style-name="gr1" draw:text-style-name="P52" svg:width="1.451cm" svg:height="0.795cm" svg:x="11.026cm" svg:y="0.459cm"><text:p text:style-name="P52"><text:span text:style-name="T87">p</text:span><text:span text:style-name="T88">1m</text:span></text:p></draw:rect><draw:rect text:anchor-type="paragraph" draw:z-index="69" draw:style-name="gr1" draw:text-style-name="P52" svg:width="1.475cm" svg:height="0.795cm" svg:x="12.726cm" svg:y="0.459cm"><text:p text:style-name="P52"><text:span text:style-name="T87">r</text:span><text:span text:style-name="T88">4</text:span></text:p></draw:rect></text:p>
      <text:p text:style-name="Standard"/>
      <text:p text:style-name="Standard"/>
      <text:p text:style-name="P39"><text:span text:style-name="T52">Note:</text:span><text:span text:style-name="T52"><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52">and</text:span><text:span text:style-name="T52"><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52">.</text:span></text:p>
      <text:p text:style-name="P35"/>
      <text:p text:style-name="P35"/>
      <text:p text:style-name="P35"/>
      <text:p text:style-name="P39"><text:span text:style-name="T61">The last transitions of the search are going to be very similar. The best transitions are the ones that put the person closest to their leader. If we go down p</text:span><text:span text:style-name="T12">2m</text:span><text:span text:style-name="T61"> → r</text:span><text:span text:style-name="T12">3</text:span><text:span text:style-name="T61"> we have only one place to put the remaining people that is viable. This example has demonstrated the strong control and the success this method can have in searching for a solution.</text:span></text:p>
      <text:p text:style-name="Standard"/>
      <text:p text:style-name="P6">Notes and Development Ideas</text:p>
      <text:p text:style-name="Standard"/>
      <text:p text:style-name="Standard">Random thoughts on implementaitons and stuffs</text:p>
      <text:p text:style-name="Standard"/>
      <text:p text:style-name="Standard">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Standard"/>
      <text:p text:style-name="Standard">Another note is that we wish to store our current set in a form of max heap. All the given penalties are in the form of a negative penalty, we can store our current d/s as a min-heap. </text:p>
      <text:p text:style-name="Standard"/>
      <text:p text:style-name="Standard"><text:span text:style-name="T17">REFERENCES</text:span>: </text:p>
      <text:p text:style-name="Standard"/>
      <text:p text:style-name="Standard">// Kremer's and Andrew's notes </text:p>
      <text:p text:style-name="Standard">// Should we find extra source(s)? <text:s/></text:p>
      <text:p text:style-name="Standard"/>
      <text:p text:style-name="Standard">// Doesn't seem to be a whole lot out there in terms of where we should go.... </text:p>
      <text:p text:style-name="Standard">// I think the notes should have to do... </text:p>
      <text:p text:style-name="Standard"/>
      <text:p text:style-name="Standard"><text:soft-page-break/>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2:08:10</dc:date>
    <meta:editing-cycles>100</meta:editing-cycles>
    <meta:editing-duration>PT19H10M16S</meta:editing-duration>
    <meta:generator>LibreOffice/3.6$Linux_X86_64 LibreOffice_project/360m1$Build-2</meta:generator>
    <meta:document-statistic meta:table-count="1" meta:image-count="0" meta:object-count="6" meta:page-count="12" meta:paragraph-count="147" meta:word-count="2929" meta:character-count="15980" meta:non-whitespace-character-count="13086"/>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